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b46" officeooo:paragraph-rsid="00067b46" style:font-weight-asian="bold" style:font-weight-complex="bold"/>
    </style:style>
    <style:style style:name="P2" style:family="paragraph" style:parent-style-name="Standard">
      <style:text-properties fo:font-weight="bold" officeooo:rsid="00075e8f" officeooo:paragraph-rsid="00075e8f" style:font-weight-asian="bold" style:font-weight-complex="bold"/>
    </style:style>
    <style:style style:name="P3" style:family="paragraph" style:parent-style-name="Standard">
      <style:text-properties fo:font-weight="bold" officeooo:rsid="00093d3f" officeooo:paragraph-rsid="00093d3f" style:font-weight-asian="bold" style:font-weight-complex="bold"/>
    </style:style>
    <style:style style:name="P4" style:family="paragraph" style:parent-style-name="Standard">
      <style:text-properties fo:font-weight="bold" officeooo:rsid="0009622e" officeooo:paragraph-rsid="0009622e" style:font-weight-asian="bold" style:font-weight-complex="bold"/>
    </style:style>
    <style:style style:name="P5" style:family="paragraph" style:parent-style-name="Standard">
      <style:text-properties officeooo:rsid="00067b46" officeooo:paragraph-rsid="00067b46"/>
    </style:style>
    <style:style style:name="P6" style:family="paragraph" style:parent-style-name="Standard">
      <style:text-properties fo:font-weight="normal" officeooo:rsid="00067b46" officeooo:paragraph-rsid="00067b46" style:font-weight-asian="normal" style:font-weight-complex="normal"/>
    </style:style>
    <style:style style:name="P7" style:family="paragraph" style:parent-style-name="Standard">
      <style:text-properties fo:font-weight="normal" officeooo:rsid="00075e8f" officeooo:paragraph-rsid="00075e8f" style:font-weight-asian="normal" style:font-weight-complex="normal"/>
    </style:style>
    <style:style style:name="P8" style:family="paragraph" style:parent-style-name="Standard">
      <style:text-properties officeooo:rsid="00093d3f" officeooo:paragraph-rsid="00093d3f"/>
    </style:style>
    <style:style style:name="P9" style:family="paragraph" style:parent-style-name="Standard">
      <style:text-properties officeooo:rsid="000f6f38" officeooo:paragraph-rsid="000f6f38"/>
    </style:style>
    <style:style style:name="P10" style:family="paragraph" style:parent-style-name="Standard">
      <style:text-properties officeooo:rsid="00075e8f" officeooo:paragraph-rsid="000f6f38"/>
    </style:style>
    <style:style style:name="P11" style:family="paragraph" style:parent-style-name="Standard">
      <style:text-properties officeooo:rsid="0009a941" officeooo:paragraph-rsid="000f6f38"/>
    </style:style>
    <style:style style:name="P12" style:family="paragraph" style:parent-style-name="Standard">
      <style:text-properties officeooo:rsid="001057a6" officeooo:paragraph-rsid="001057a6"/>
    </style:style>
    <style:style style:name="T1" style:family="text">
      <style:text-properties officeooo:rsid="0009622e"/>
    </style:style>
    <style:style style:name="T2" style:family="text">
      <style:text-properties officeooo:rsid="000a79ea"/>
    </style:style>
    <style:style style:name="T3" style:family="text">
      <style:text-properties officeooo:rsid="000f6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nostic</text:p>
      <text:p text:style-name="P6"/>
      <text:p text:style-name="P2">Standards and Conventions</text:p>
      <text:p text:style-name="P7">'Timestamp' is the last field in a table; it should contain the UTC date/time by using the TZO config option.</text:p>
      <text:p text:style-name="P6"/>
      <text:p text:style-name="P1">Prefix</text:p>
      <text:p text:style-name="P5">The prefix character(s) will be added to the start of each table name in the database allowing for 'virtual' databases within one named database.</text:p>
      <text:p text:style-name="P5"/>
      <text:p text:style-name="P4">Virtual DBs</text:p>
      <text:p text:style-name="P5"><text:s/><text:span text:style-name="T1">Virtual DBs (see Prefix above) share the same Admin, Editor, and Reader user types.</text:span></text:p>
      <text:p text:style-name="P5"/>
      <text:p text:style-name="P1">Creating a new DB</text:p>
      <text:p text:style-name="P9">Go to DB/creationSQL/&lt;DBmanager&gt;</text:p>
      <text:p text:style-name="P9">Run timesheets_DBcreate.sql</text:p>
      <text:p text:style-name="P10"><text:span text:style-name="T3">Run</text:span> CreateTables.php</text:p>
      <text:p text:style-name="P11">Create a super-duper user as person_id=0 in table c00_person.</text:p>
      <text:p text:style-name="P12">Seed a dummy org??</text:p>
      <text:p text:style-name="Standard"/>
      <text:p text:style-name="P3">Superuser</text:p>
      <text:p text:style-name="P8">Person_id 0 of table c00_person is always a superuser. <text:s/><text:span text:style-name="T2">It does not need nor should it have connections to other tables, such as organization (via c10_person_organization) or permits (via c20_person_permit).</text:span> <text:s/><text:span text:style-name="T2">This SU can create other SUs which may have those connection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25T09:17:31.615763378</meta:creation-date>
    <dc:date>2014-09-09T19:47:23.551483549</dc:date>
    <meta:editing-duration>PT1H40M39S</meta:editing-duration>
    <meta:editing-cycles>10</meta:editing-cycles>
    <meta:generator>LibreOffice/4.2.4.2$Linux_X86_64 LibreOffice_project/420m0$Build-2</meta:generator>
    <meta:document-statistic meta:table-count="0" meta:image-count="0" meta:object-count="0" meta:page-count="1" meta:paragraph-count="15" meta:word-count="131" meta:character-count="843" meta:non-whitespace-character-count="724"/>
  </office:meta>
</office:document-meta>
</file>